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9.001cm" style:rel-column-width="32767*"/>
    </style:style>
    <style:style style:name="Tableau2.B" style:family="table-column">
      <style:table-column-properties style:column-width="9.001cm" style:rel-column-width="32768*"/>
    </style:style>
    <style:style style:name="Tableau2.A1" style:family="table-cell">
      <style:table-cell-properties fo:background-color="#dddddd" fo:padding="0.097cm" fo:border="none">
        <style:background-image/>
      </style:table-cell-properties>
    </style:style>
    <style:style style:name="Tableau2.A2" style:family="table-cell">
      <style:table-cell-properties fo:padding="0.097cm" fo:border-left="0.05pt solid #000000" fo:border-right="none" fo:border-top="0.05pt solid #000000" fo:border-bottom="0.05pt solid #000000"/>
    </style:style>
    <style:style style:name="Tableau2.B2" style:family="table-cell">
      <style:table-cell-properties fo:padding="0.097cm" fo:border="0.05pt solid #000000"/>
    </style:style>
    <style:style style:name="Tableau1" style:family="table">
      <style:table-properties style:width="18.002cm" table:align="margins"/>
    </style:style>
    <style:style style:name="Tableau1.A" style:family="table-column">
      <style:table-column-properties style:column-width="9.001cm" style:rel-column-width="32767*"/>
    </style:style>
    <style:style style:name="Tableau1.B" style:family="table-column">
      <style:table-column-properties style:column-width="9.001cm" style:rel-column-width="32768*"/>
    </style:style>
    <style:style style:name="Tableau1.A1" style:family="table-cell">
      <style:table-cell-properties fo:background-color="#eeeeee" fo:padding="0.097cm" fo:border-left="none" fo:border-right="none" fo:border-top="none" fo:border-bottom="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5" style:family="table">
      <style:table-properties style:width="18.002cm" table:align="margins"/>
    </style:style>
    <style:style style:name="Tableau5.A" style:family="table-column">
      <style:table-column-properties style:column-width="7.507cm" style:rel-column-width="27328*"/>
    </style:style>
    <style:style style:name="Tableau5.B" style:family="table-column">
      <style:table-column-properties style:column-width="1.6cm" style:rel-column-width="5824*"/>
    </style:style>
    <style:style style:name="Tableau5.C" style:family="table-column">
      <style:table-column-properties style:column-width="3.482cm" style:rel-column-width="12675*"/>
    </style:style>
    <style:style style:name="Tableau5.E" style:family="table-column">
      <style:table-column-properties style:column-width="2.215cm" style:rel-column-width="8065*"/>
    </style:style>
    <style:style style:name="Tableau5.F" style:family="table-column">
      <style:table-column-properties style:column-width="1.598cm" style:rel-column-width="5819*"/>
    </style:style>
    <style:style style:name="Tableau5.A1" style:family="table-cell">
      <style:table-cell-properties fo:background-color="#eeeeee" fo:padding="0.097cm" fo:border="none">
        <style:background-image/>
      </style:table-cell-properties>
    </style:style>
    <style:style style:name="Tableau5.B1" style:family="table-cell">
      <style:table-cell-properties fo:padding="0.097cm" fo:border="0.05pt solid #000000"/>
    </style:style>
    <style:style style:name="Tableau5.D1" style:family="table-cell">
      <style:table-cell-properties fo:padding="0.097cm" fo:border="0.05pt solid #000000"/>
    </style:style>
    <style:style style:name="Tableau5.F1" style:family="table-cell">
      <style:table-cell-properties fo:padding="0.097cm" fo:border="0.05pt solid #000000"/>
    </style:style>
    <style:style style:name="Tableau4" style:family="table">
      <style:table-properties style:width="18.002cm" table:align="margins"/>
    </style:style>
    <style:style style:name="Tableau4.A" style:family="table-column">
      <style:table-column-properties style:column-width="2.325cm" style:rel-column-width="8465*"/>
    </style:style>
    <style:style style:name="Tableau4.B" style:family="table-column">
      <style:table-column-properties style:column-width="15.677cm" style:rel-column-width="57070*"/>
    </style:style>
    <style:style style:name="Tableau4.A1" style:family="table-cell">
      <style:table-cell-properties fo:background-color="#eeeeee" fo:padding="0.097cm" fo:border="none">
        <style:background-image/>
      </style:table-cell-properties>
    </style:style>
    <style:style style:name="Tableau4.B1" style:family="table-cell">
      <style:table-cell-properties fo:padding="0.097cm" fo:border="0.05pt solid #000000"/>
    </style:style>
    <style:style style:name="Tableau4.B2" style:family="table-cell">
      <style:table-cell-properties fo:padding="0.097cm" fo:border-left="0.05pt solid #000000" fo:border-right="0.05pt solid #000000" fo:border-top="none" fo:border-bottom="0.05pt solid #000000"/>
    </style:style>
    <style:style style:name="Tableau4.B3" style:family="table-cell">
      <style:table-cell-properties fo:padding="0.097cm" fo:border-left="0.05pt solid #000000" fo:border-right="0.05pt solid #000000" fo:border-top="none" fo:border-bottom="0.05pt solid #000000"/>
    </style:style>
    <style:style style:name="Tableau3" style:family="table">
      <style:table-properties style:width="18.002cm" table:align="margins"/>
    </style:style>
    <style:style style:name="Tableau3.A" style:family="table-column">
      <style:table-column-properties style:column-width="9.001cm" style:rel-column-width="32767*"/>
    </style:style>
    <style:style style:name="Tableau3.B" style:family="table-column">
      <style:table-column-properties style:column-width="9.001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P1" style:family="paragraph" style:parent-style-name="Text_20_body">
      <style:paragraph-properties fo:text-align="center" style:justify-single-word="false"/>
      <style:text-properties fo:font-size="11pt" officeooo:rsid="001afb81" officeooo:paragraph-rsid="001afb81" style:font-size-asian="11pt" style:font-size-complex="11pt"/>
    </style:style>
    <style:style style:name="P2" style:family="paragraph" style:parent-style-name="Table_20_Contents">
      <style:text-properties fo:font-size="11pt" style:font-size-asian="11pt" style:font-size-complex="11pt"/>
    </style:style>
    <style:style style:name="P3" style:family="paragraph" style:parent-style-name="Table_20_Contents">
      <style:text-properties fo:font-size="11pt" officeooo:rsid="0011a06c" officeooo:paragraph-rsid="0011a06c" style:font-size-asian="11pt" style:font-size-complex="11pt"/>
    </style:style>
    <style:style style:name="P4" style:family="paragraph" style:parent-style-name="Table_20_Contents">
      <style:paragraph-properties fo:text-align="center" style:justify-single-word="false"/>
      <style:text-properties fo:font-size="11pt" officeooo:rsid="0011a06c" officeooo:paragraph-rsid="0011a06c" style:font-size-asian="11pt" style:font-size-complex="11pt"/>
    </style:style>
    <style:style style:name="P5" style:family="paragraph" style:parent-style-name="Table_20_Contents">
      <style:paragraph-properties fo:text-align="center" style:justify-single-word="false"/>
      <style:text-properties fo:font-size="11pt" officeooo:rsid="0009d6fb" officeooo:paragraph-rsid="0011a06c" style:font-size-asian="11pt" style:font-size-complex="11pt"/>
    </style:style>
    <style:style style:name="P6" style:family="paragraph" style:parent-style-name="Table_20_Contents">
      <style:text-properties fo:font-size="11pt" officeooo:rsid="0009d6fb" officeooo:paragraph-rsid="0009d6fb" style:font-size-asian="11pt" style:font-size-complex="11pt"/>
    </style:style>
    <style:style style:name="P7" style:family="paragraph" style:parent-style-name="Table_20_Contents">
      <style:paragraph-properties fo:text-align="end" style:justify-single-word="false"/>
      <style:text-properties fo:font-size="11pt" officeooo:rsid="0009d6fb" officeooo:paragraph-rsid="0009d6fb" style:font-size-asian="11pt" style:font-size-complex="11pt"/>
    </style:style>
    <style:style style:name="P8" style:family="paragraph" style:parent-style-name="Table_20_Contents">
      <style:paragraph-properties fo:text-align="center" style:justify-single-word="false"/>
      <style:text-properties fo:font-size="11pt" style:font-size-asian="11pt" style:font-size-complex="11pt"/>
    </style:style>
    <style:style style:name="P9" style:family="paragraph" style:parent-style-name="Table_20_Contents">
      <style:paragraph-properties fo:text-align="center" style:justify-single-word="false"/>
      <style:text-properties fo:font-size="11pt" officeooo:paragraph-rsid="001ba438" style:font-size-asian="11pt" style:font-size-complex="11pt"/>
    </style:style>
    <style:style style:name="P10" style:family="paragraph" style:parent-style-name="Table_20_Contents">
      <style:paragraph-properties fo:text-align="end" style:justify-single-word="false"/>
      <style:text-properties fo:font-size="11pt" officeooo:rsid="000bbee4" officeooo:paragraph-rsid="000bbee4" style:font-size-asian="11pt" style:font-size-complex="11pt"/>
    </style:style>
    <style:style style:name="P11" style:family="paragraph" style:parent-style-name="Table_20_Contents">
      <style:paragraph-properties fo:text-align="center" style:justify-single-word="false"/>
      <style:text-properties fo:font-size="11pt" officeooo:rsid="001f60a8" officeooo:paragraph-rsid="001f60a8" style:font-size-asian="11pt" style:font-size-complex="11pt"/>
    </style:style>
    <style:style style:name="P12" style:family="paragraph" style:parent-style-name="Table_20_Contents">
      <style:paragraph-properties fo:text-align="center" style:justify-single-word="false" style:vertical-align="middle" style:writing-mode="page"/>
      <style:text-properties fo:font-size="11pt" style:font-size-asian="11pt" style:font-size-complex="11pt"/>
    </style:style>
    <style:style style:name="P13" style:family="paragraph" style:parent-style-name="Standard">
      <style:text-properties fo:font-size="11pt" officeooo:rsid="0009d6fb" officeooo:paragraph-rsid="000bbee4" style:font-size-asian="11pt" style:font-size-complex="11pt"/>
    </style:style>
    <style:style style:name="P14" style:family="paragraph" style:parent-style-name="Standard">
      <style:paragraph-properties fo:text-align="center" style:justify-single-word="false"/>
      <style:text-properties fo:font-size="11pt" officeooo:rsid="0009d6fb" officeooo:paragraph-rsid="001621a6" style:font-size-asian="11pt" style:font-size-complex="11pt"/>
    </style:style>
    <style:style style:name="P15" style:family="paragraph" style:parent-style-name="Standard">
      <style:text-properties fo:font-size="11pt" officeooo:rsid="0009d6fb" officeooo:paragraph-rsid="0009d6fb" style:font-size-asian="11pt" style:font-size-complex="11pt"/>
    </style:style>
    <style:style style:name="P16" style:family="paragraph" style:parent-style-name="Standard">
      <style:paragraph-properties fo:text-align="end" style:justify-single-word="false"/>
      <style:text-properties fo:font-size="11pt" officeooo:rsid="0009d6fb" officeooo:paragraph-rsid="0009d6fb" style:font-size-asian="11pt" style:font-size-complex="11pt"/>
    </style:style>
    <style:style style:name="P17" style:family="paragraph" style:parent-style-name="Standard">
      <style:paragraph-properties fo:text-align="start" style:justify-single-word="false"/>
      <style:text-properties fo:font-size="11pt" officeooo:rsid="0009d6fb" officeooo:paragraph-rsid="0009d6fb" style:font-size-asian="11pt" style:font-size-complex="11pt"/>
    </style:style>
    <style:style style:name="P18" style:family="paragraph" style:parent-style-name="Standard">
      <style:paragraph-properties fo:text-align="center" style:justify-single-word="false"/>
      <style:text-properties fo:font-size="11pt" officeooo:rsid="000f9480" officeooo:paragraph-rsid="000f9480" style:font-size-asian="11pt" style:font-size-complex="11pt"/>
    </style:style>
    <style:style style:name="P19" style:family="paragraph" style:parent-style-name="Standard">
      <style:paragraph-properties fo:text-align="start" style:justify-single-word="false"/>
      <style:text-properties fo:font-size="11pt" officeooo:rsid="000f9480" officeooo:paragraph-rsid="000f9480" style:font-size-asian="11pt" style:font-size-complex="11pt"/>
    </style:style>
    <style:style style:name="P20" style:family="paragraph" style:parent-style-name="Standard">
      <style:paragraph-properties fo:text-align="start" style:justify-single-word="false"/>
      <style:text-properties fo:font-size="11pt" officeooo:rsid="000cb836" officeooo:paragraph-rsid="001f60a8" style:font-size-asian="11pt" style:font-size-complex="11pt"/>
    </style:style>
    <style:style style:name="P21" style:family="paragraph" style:parent-style-name="Standard">
      <style:paragraph-properties fo:text-align="start" style:justify-single-word="false"/>
      <style:text-properties fo:font-size="11pt" officeooo:rsid="000cb836" officeooo:paragraph-rsid="001ba438" style:font-size-asian="11pt" style:font-size-complex="11pt"/>
    </style:style>
    <style:style style:name="P22" style:family="paragraph" style:parent-style-name="Standard">
      <style:paragraph-properties fo:text-align="start" style:justify-single-word="false"/>
      <style:text-properties fo:font-size="11pt" officeooo:rsid="000cb836" officeooo:paragraph-rsid="000f9480" style:font-size-asian="11pt" style:font-size-complex="11pt"/>
    </style:style>
    <style:style style:name="P23" style:family="paragraph" style:parent-style-name="Standard">
      <style:paragraph-properties fo:text-align="start" style:justify-single-word="false"/>
      <style:text-properties fo:font-size="11pt" officeooo:rsid="000cb836" officeooo:paragraph-rsid="000cb836" style:font-size-asian="11pt" style:font-size-complex="11pt"/>
    </style:style>
    <style:style style:name="P24" style:family="paragraph" style:parent-style-name="Standard">
      <style:paragraph-properties fo:text-align="start" style:justify-single-word="false"/>
      <style:text-properties fo:font-size="11pt" officeooo:rsid="000cb836" officeooo:paragraph-rsid="00101849" style:font-size-asian="11pt" style:font-size-complex="11pt"/>
    </style:style>
    <style:style style:name="P25" style:family="paragraph" style:parent-style-name="Standard">
      <style:paragraph-properties fo:text-align="start" style:justify-single-word="false"/>
      <style:text-properties fo:font-size="11pt" officeooo:rsid="000cb836" officeooo:paragraph-rsid="00210a8b" style:font-size-asian="11pt" style:font-size-complex="11pt"/>
    </style:style>
    <style:style style:name="P26" style:family="paragraph" style:parent-style-name="Standard">
      <style:paragraph-properties fo:text-align="start" style:justify-single-word="false"/>
      <style:text-properties fo:font-size="11pt" officeooo:rsid="00101849" officeooo:paragraph-rsid="000f9480" style:font-size-asian="11pt" style:font-size-complex="11pt"/>
    </style:style>
    <style:style style:name="P27" style:family="paragraph" style:parent-style-name="Standard">
      <style:paragraph-properties fo:text-align="start" style:justify-single-word="false"/>
      <style:text-properties fo:font-size="11pt" officeooo:rsid="00101849" officeooo:paragraph-rsid="001ba438" style:font-size-asian="11pt" style:font-size-complex="11pt"/>
    </style:style>
    <style:style style:name="P28" style:family="paragraph" style:parent-style-name="Standard">
      <style:paragraph-properties fo:text-align="start" style:justify-single-word="false"/>
      <style:text-properties fo:font-size="11pt" officeooo:rsid="00101849" officeooo:paragraph-rsid="00101849" style:font-size-asian="11pt" style:font-size-complex="11pt"/>
    </style:style>
    <style:style style:name="P29" style:family="paragraph" style:parent-style-name="Standard">
      <style:paragraph-properties fo:text-align="start" style:justify-single-word="false"/>
      <style:text-properties fo:font-size="11pt" officeooo:rsid="00101849" officeooo:paragraph-rsid="000cb836" style:font-size-asian="11pt" style:font-size-complex="11pt"/>
    </style:style>
    <style:style style:name="P30" style:family="paragraph" style:parent-style-name="Standard">
      <style:paragraph-properties fo:text-align="start" style:justify-single-word="false"/>
      <style:text-properties fo:font-size="11pt" officeooo:rsid="00101849" officeooo:paragraph-rsid="00210a8b" style:font-size-asian="11pt" style:font-size-complex="11pt"/>
    </style:style>
    <style:style style:name="P31" style:family="paragraph" style:parent-style-name="Standard">
      <style:paragraph-properties fo:text-align="center" style:justify-single-word="false"/>
      <style:text-properties fo:font-size="11pt" officeooo:rsid="0017a2e7" officeooo:paragraph-rsid="0017a2e7" style:font-size-asian="11pt" style:font-size-complex="11pt"/>
    </style:style>
    <style:style style:name="P32" style:family="paragraph" style:parent-style-name="Standard">
      <style:paragraph-properties fo:text-align="start" style:justify-single-word="false"/>
      <style:text-properties fo:font-size="11pt" officeooo:rsid="002181eb" officeooo:paragraph-rsid="002181eb" style:font-size-asian="11pt" style:font-size-complex="11pt"/>
    </style:style>
    <style:style style:name="P33" style:family="paragraph" style:parent-style-name="Standard">
      <style:text-properties fo:font-size="11pt" fo:font-style="italic" officeooo:rsid="0009d6fb" officeooo:paragraph-rsid="0009d6fb" style:font-size-asian="11pt" style:font-style-asian="italic" style:font-size-complex="11pt" style:font-style-complex="italic"/>
    </style:style>
    <style:style style:name="P34" style:family="paragraph" style:parent-style-name="Standard">
      <style:paragraph-properties fo:text-align="center" style:justify-single-word="false"/>
      <style:text-properties officeooo:paragraph-rsid="00210a8b"/>
    </style:style>
    <style:style style:name="T1" style:family="text">
      <style:text-properties fo:font-style="italic" officeooo:rsid="000f9480" style:font-style-asian="italic" style:font-style-complex="italic"/>
    </style:style>
    <style:style style:name="T2" style:family="text">
      <style:text-properties fo:font-style="italic" officeooo:rsid="00101849" style:font-style-asian="italic" style:font-style-complex="italic"/>
    </style:style>
    <style:style style:name="T3" style:family="text">
      <style:text-properties officeooo:rsid="000bbee4"/>
    </style:style>
    <style:style style:name="T4" style:family="text">
      <style:text-properties officeooo:rsid="000cb836"/>
    </style:style>
    <style:style style:name="T5" style:family="text">
      <style:text-properties officeooo:rsid="000f8e64"/>
    </style:style>
    <style:style style:name="T6" style:family="text">
      <style:text-properties officeooo:rsid="000f9480"/>
    </style:style>
    <style:style style:name="T7" style:family="text">
      <style:text-properties fo:font-weight="bold" style:font-weight-asian="bold" style:font-weight-complex="bold"/>
    </style:style>
    <style:style style:name="T8" style:family="text">
      <style:text-properties fo:font-weight="bold" officeooo:rsid="000f9480" style:font-weight-asian="bold" style:font-weight-complex="bold"/>
    </style:style>
    <style:style style:name="T9" style:family="text">
      <style:text-properties fo:font-weight="bold" officeooo:rsid="001ba438" style:font-weight-asian="bold" style:font-weight-complex="bold"/>
    </style:style>
    <style:style style:name="T10" style:family="text">
      <style:text-properties fo:font-weight="bold" officeooo:rsid="001d83b8" style:font-weight-asian="bold" style:font-weight-complex="bold"/>
    </style:style>
    <style:style style:name="T11" style:family="text">
      <style:text-properties officeooo:rsid="00101849"/>
    </style:style>
    <style:style style:name="T12" style:family="text">
      <style:text-properties style:font-name="Liberation Serif1" fo:font-weight="bold" officeooo:rsid="001ba438" style:font-name-asian="Liberation Serif1" style:font-weight-asian="bold" style:font-name-complex="Liberation Serif1" style:font-weight-complex="bold"/>
    </style:style>
    <style:style style:name="T13" style:family="text">
      <style:text-properties fo:font-weight="normal" style:font-weight-asian="normal" style:font-weight-complex="normal"/>
    </style:style>
    <style:style style:name="T14" style:family="text">
      <style:text-properties fo:font-weight="normal" officeooo:rsid="000f9480" style:font-weight-asian="normal" style:font-weight-complex="normal"/>
    </style:style>
    <style:style style:name="T15" style:family="text">
      <style:text-properties fo:font-weight="normal" officeooo:rsid="00101849" style:font-weight-asian="normal" style:font-weight-complex="normal"/>
    </style:style>
    <style:style style:name="T16" style:family="text">
      <style:text-properties fo:font-weight="normal" officeooo:rsid="001afb81" style:font-weight-asian="normal" style:font-weight-complex="normal"/>
    </style:style>
    <style:style style:name="T17" style:family="text">
      <style:text-properties fo:font-weight="normal" officeooo:rsid="00210a8b" style:font-weight-asian="normal" style:font-weight-complex="normal"/>
    </style:style>
    <style:style style:name="T18" style:family="text">
      <style:text-properties fo:font-weight="normal" officeooo:rsid="002181eb" style:font-weight-asian="normal" style:font-weight-complex="normal"/>
    </style:style>
    <style:style style:name="T19" style:family="text">
      <style:text-properties officeooo:rsid="0011a06c"/>
    </style:style>
    <style:style style:name="T20" style:family="text">
      <style:text-properties officeooo:rsid="001270e9"/>
    </style:style>
    <style:style style:name="T21" style:family="text">
      <style:text-properties officeooo:rsid="001afb81"/>
    </style:style>
    <style:style style:name="T22" style:family="text">
      <style:text-properties officeooo:rsid="001f60a8"/>
    </style:style>
    <style:style style:name="T23" style:family="text">
      <style:text-properties fo:font-size="11pt" officeooo:rsid="000bbee4" style:font-size-asian="11pt" style:font-size-complex="11pt"/>
    </style:style>
    <style:style style:name="T24" style:family="text">
      <style:text-properties fo:font-size="11pt" officeooo:rsid="00210a8b" style:font-size-asian="11pt" style:font-size-complex="11pt"/>
    </style:style>
    <style:style style:name="T25" style:family="text">
      <style:text-properties fo:font-size="11pt" officeooo:rsid="000f8e64" style:font-size-asian="11pt" style:font-size-complex="11pt"/>
    </style:style>
    <style:style style:name="T26" style:family="text">
      <style:text-properties fo:font-size="11pt" fo:font-weight="normal" officeooo:rsid="0009d6fb" style:font-size-asian="11pt" style:font-weight-asian="normal" style:font-size-complex="11pt" style:font-weight-complex="normal"/>
    </style:style>
    <style:style style:name="T27" style:family="text">
      <style:text-properties fo:font-size="11pt" fo:font-weight="normal" officeooo:rsid="000f8e64" style:font-size-asian="11pt" style:font-weight-asian="normal" style:font-size-complex="11pt" style:font-weight-complex="normal"/>
    </style:style>
    <style:style style:name="T28" style:family="text">
      <style:text-properties fo:font-size="11pt" fo:font-weight="normal" officeooo:rsid="00210a8b" style:font-size-asian="11pt" style:font-weight-asian="normal" style:font-size-complex="11pt" style:font-weight-complex="normal"/>
    </style:style>
    <style:style style:name="T29" style:family="text">
      <style:text-properties fo:font-size="11pt" style:text-underline-style="none" fo:font-weight="bold" officeooo:rsid="0009d6fb" style:font-size-asian="11pt" style:font-weight-asian="bold" style:font-size-complex="11pt" style:font-weight-complex="bold"/>
    </style:style>
    <style:style style:name="T30" style:family="text">
      <style:text-properties fo:font-size="11pt" fo:font-weight="bold" officeooo:rsid="000f9480" style:font-size-asian="11pt" style:font-weight-asian="bold" style:font-size-complex="11pt" style:font-weight-complex="bold"/>
    </style:style>
    <style:style style:name="T31" style:family="text">
      <style:text-properties officeooo:rsid="00210a8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7">Un formulaire par </text:span><text:span text:style-name="T10">personne</text:span><text:span text:style-name="T7"> </text:span><text:span text:style-name="T9">mais vous pouvez en mettre plusieurs dans une enveloppe hien ! </text:span><text:span text:style-name="T12">☺</text:span> </text:p>
      <table:table table:name="Tableau2" table:style-name="Tableau2">
        <table:table-column table:style-name="Tableau2.A"/>
        <table:table-column table:style-name="Tableau2.B"/>
        <table:table-row>
          <table:table-cell table:style-name="Tableau2.A1" office:value-type="string">
            <text:p text:style-name="P3">Premier mot</text:p>
          </table:table-cell>
          <table:table-cell table:style-name="Tableau2.A1" office:value-type="string">
            <text:p text:style-name="P3">Deuxième mot</text:p>
          </table:table-cell>
        </table:table-row>
        <table:table-row>
          <table:table-cell table:style-name="Tableau2.A2" office:value-type="string">
            <text:p text:style-name="P5"/>
            <text:p text:style-name="P5"/>
          </table:table-cell>
          <table:table-cell table:style-name="Tableau2.B2" office:value-type="string">
            <text:p text:style-name="P5"/>
            <text:p text:style-name="P5"/>
          </table:table-cell>
        </table:table-row>
      </table:table>
      <text:p text:style-name="P34"><text:span text:style-name="T27">D</text:span><text:span text:style-name="T26">eux mots (</text:span><text:span text:style-name="T27">majuscules) que vous choisissez. </text:span><text:span text:style-name="T28">C’est</text:span><text:span text:style-name="T26"> </text:span><text:span text:style-name="T29">votre référence</text:span><text:span text:style-name="T26"> </text:span><text:span text:style-name="T27">lors de nos échanges. </text:span><text:span text:style-name="T30">Ne les oubliez pas ! <text:line-break/></text:span><text:span text:style-name="T28">P</text:span><text:span text:style-name="T27">our vous informer de la bonne réception de votre courrie</text:span><text:span text:style-name="T28">r nous les afficherons </text:span><text:span text:style-name="T25">sur cette page web </text:span><text:span text:style-name="T23">https://neutrinet.be/ag2020/p</text:span><text:span text:style-name="T24">articipation</text:span></text:p>
      <text:p text:style-name="P13"/>
      <text:p text:style-name="P17"><text:span text:style-name="T5">L</text:span>’AG formelle est prévue pour la journée du samedi.</text:p>
      <table:table table:name="Tableau1" table:style-name="Tableau1">
        <table:table-column table:style-name="Tableau1.A"/>
        <table:table-column table:style-name="Tableau1.B"/>
        <table:table-row>
          <table:table-cell table:style-name="Tableau1.A1" office:value-type="string">
            <text:p text:style-name="P6">Arrivée</text:p>
          </table:table-cell>
          <table:table-cell table:style-name="Tableau1.A1" office:value-type="string">
            <text:p text:style-name="P6">Départ</text:p>
          </table:table-cell>
        </table:table-row>
        <table:table-row>
          <table:table-cell table:style-name="Tableau1.A2" office:value-type="string">
            <text:p text:style-name="P5"/>
            <text:p text:style-name="P5"/>
          </table:table-cell>
          <table:table-cell table:style-name="Tableau1.B2" office:value-type="string">
            <text:p text:style-name="P4"/>
            <text:p text:style-name="P4"/>
          </table:table-cell>
        </table:table-row>
      </table:table>
      <text:p text:style-name="P33">Exemple jeudi matin, jeudi soir, vendredi midi, samedi soir, dimanche matin,…)</text:p>
      <text:p text:style-name="P33"/>
      <text:p text:style-name="P15"><text:span text:style-name="T31">Combien de</text:span> petit déjeuner, déjeuner et souper <text:span text:style-name="T31">sur lesquels vous comptez pour votre séjour ?</text:span></text:p>
      <table:table table:name="Tableau5" table:style-name="Tableau5">
        <table:table-column table:style-name="Tableau5.A"/>
        <table:table-column table:style-name="Tableau5.B"/>
        <table:table-column table:style-name="Tableau5.C"/>
        <table:table-column table:style-name="Tableau5.B"/>
        <table:table-column table:style-name="Tableau5.E"/>
        <table:table-column table:style-name="Tableau5.F"/>
        <table:table-row>
          <table:table-cell table:style-name="Tableau5.A1" office:value-type="string">
            <text:p text:style-name="P16"><text:span text:style-name="T5">Nombre de p</text:span>etit(s) déjeuner(s) :<text:line-break/></text:p>
          </table:table-cell>
          <table:table-cell table:style-name="Tableau5.B1" office:value-type="string">
            <text:p text:style-name="P12"><text:line-break/></text:p>
          </table:table-cell>
          <table:table-cell table:style-name="Tableau5.A1" office:value-type="string">
            <text:p text:style-name="P7"><text:span text:style-name="T5">d</text:span>éjeuner<text:span text:style-name="T5">(s) :</text:span></text:p>
          </table:table-cell>
          <table:table-cell table:style-name="Tableau5.D1" office:value-type="string">
            <text:p text:style-name="P8"><text:line-break/></text:p>
          </table:table-cell>
          <table:table-cell table:style-name="Tableau5.A1" office:value-type="string">
            <text:p text:style-name="P7"><text:span text:style-name="T5">d</text:span>îner<text:span text:style-name="T19">(s) :</text:span></text:p>
          </table:table-cell>
          <table:table-cell table:style-name="Tableau5.F1" office:value-type="string">
            <text:p text:style-name="P8"><text:line-break/></text:p>
          </table:table-cell>
        </table:table-row>
      </table:table>
      <table:table table:name="Tableau4" table:style-name="Tableau4">
        <table:table-column table:style-name="Tableau4.A"/>
        <table:table-column table:style-name="Tableau4.B"/>
        <table:table-row>
          <table:table-cell table:style-name="Tableau4.A1" office:value-type="string">
            <text:p text:style-name="P10">Allergies</text:p>
          </table:table-cell>
          <table:table-cell table:style-name="Tableau4.B1" office:value-type="string">
            <text:p text:style-name="P2"/>
            <text:p text:style-name="P2"/>
            <text:p text:style-name="P2"/>
          </table:table-cell>
        </table:table-row>
        <table:table-row>
          <table:table-cell table:style-name="Tableau4.A1" office:value-type="string">
            <text:p text:style-name="P10">D<text:span text:style-name="T20">ifficultés</text:span></text:p>
          </table:table-cell>
          <table:table-cell table:style-name="Tableau4.B3" office:value-type="string">
            <text:p text:style-name="P2"/>
            <text:p text:style-name="P2"/>
            <text:p text:style-name="P2"/>
          </table:table-cell>
        </table:table-row>
        <table:table-row>
          <table:table-cell table:style-name="Tableau4.A1" office:value-type="string">
            <text:p text:style-name="P10">Autre</text:p>
          </table:table-cell>
          <table:table-cell table:style-name="Tableau4.B3" office:value-type="string">
            <text:p text:style-name="P2"/>
            <text:p text:style-name="P2"/>
            <text:p text:style-name="P2"/>
          </table:table-cell>
        </table:table-row>
      </table:table>
      <text:p text:style-name="P18">Il y a du prix fixe <text:span text:style-name="T5">12€ </text:span>pour le PAF <text:span text:style-name="T5">+ 20€ par nui</text:span>t<text:span text:style-name="T5"> et du prix libre environs <text:s/>8€ par repas … mais :</text:span></text:p>
      <text:p text:style-name="P18"/>
      <text:p text:style-name="P20"><text:span text:style-name="T8">[ <text:s text:c="2"/>]</text:span><text:span text:style-name="T14"> </text:span><text:span text:style-name="T15">:</text:span><text:span text:style-name="T6"> Vous n’avez pas envie ou pas la possibilité de payer et vous ne connaissez personne qui paierait pour vous.</text:span></text:p>
      <text:p text:style-name="P26"/>
      <text:p text:style-name="P27"><text:span text:style-name="T7">[ <text:s text:c="2"/>]</text:span><text:span text:style-name="T13"> : </text:span><text:span text:style-name="T16">Une autre personne paiera pour </text:span><text:span text:style-name="T17">votre participation</text:span><text:span text:style-name="T16">. Voici les deux mots secrets de cette personne : </text:span></text:p>
      <table:table table:name="Tableau3" table:style-name="Tableau3">
        <table:table-column table:style-name="Tableau3.A"/>
        <table:table-column table:style-name="Tableau3.B"/>
        <table:table-row>
          <table:table-cell table:style-name="Tableau3.A1" office:value-type="string">
            <text:p text:style-name="P9"><text:line-break/></text:p>
          </table:table-cell>
          <table:table-cell table:style-name="Tableau3.B1" office:value-type="string">
            <text:p text:style-name="P9"/>
            <text:p text:style-name="P11"/>
          </table:table-cell>
        </table:table-row>
      </table:table>
      <text:p text:style-name="P21"/>
      <text:p text:style-name="P22"><text:span text:style-name="T8">[ <text:s text:c="2"/>]</text:span><text:span text:style-name="T14"> </text:span><text:span text:style-name="T15">:</text:span><text:span text:style-name="T6"> Le versement se fera </text:span><text:span text:style-name="T7">en cash </text:span><text:span text:style-name="T8">lors de l’AG</text:span><text:span text:style-name="T6"> <text:s/></text:span><text:span text:style-name="T1">(Bien que plus compliqué pour l’organisation, c’est cohérent avec la discrétion numérique et on se retrouvera sur base de vos deux mots secrets)</text:span></text:p>
      <text:p text:style-name="P19"/>
      <text:p text:style-name="P23"><text:span text:style-name="T8">[ <text:s text:c="2"/>] </text:span><text:span text:style-name="T6">: Le versement se fera</text:span><text:span text:style-name="T8"> par </text:span><text:span text:style-name="T7">virement </text:span><text:span text:style-name="T8">avant l’AG</text:span><text:span text:style-name="T6"> </text:span><text:span text:style-name="T1">(Évidemment peu cohérent en terme d’anonymat et de traces numériques, mais tellement plus simple en terme d’organisation)</text:span></text:p>
      <text:p text:style-name="P19"/>
      <text:p text:style-name="P19"><text:span text:style-name="T7">[ <text:s text:c="2"/>] </text:span>:<text:span text:style-name="T11"> L</text:span>e versement se fera <text:span text:style-name="T7">par virement après l’AG</text:span> <text:span text:style-name="T2">(Également peu cohérent en terme de traces et d’anonymat et en plus on prend un risque puisque nous n’auront aucun moyen de vous rappeler)</text:span></text:p>
      <text:p text:style-name="P23"/>
      <text:p text:style-name="P28"><text:span text:style-name="T7">[ <text:s text:c="2"/>] </text:span>: <text:span text:style-name="T21">U</text:span>n don de [<text:span text:style-name="T4"> <text:s text:c="12"/></text:span>] euros sera effectué pour<text:span text:style-name="T4"> ce</text:span>lles et ceux<text:span text:style-name="T4"> qui </text:span>en auraient besoin.</text:p>
      <text:p text:style-name="P29"/>
      <text:p text:style-name="P28"><text:span text:style-name="T7">[ <text:s text:c="2"/>]</text:span><text:span text:style-name="T13"> : </text:span><text:span text:style-name="T16">D</text:span>evenir membre du PAF est un problème et <text:span text:style-name="T22">je</text:span> ne compren<text:span text:style-name="T22">d</text:span> pas pourquoi il faudrait signer une décharge sur place.</text:p>
      <text:p text:style-name="P24"/>
      <text:p text:style-name="P30"><text:span text:style-name="T7">[ <text:s text:c="2"/>]</text:span><text:span text:style-name="T13"> : </text:span><text:span text:style-name="T17">Nous venons avec [ <text:s text:c="5"/>] enfants de ± [ <text:s text:c="8"/>] <text:s/>an(s) </text:span><text:span text:style-name="T18">et</text:span><text:span text:style-name="T17"> </text:span><text:span text:style-name="T18">du coup faudra qu’on se contact pour voir comment on va gérer.</text:span></text:p>
      <text:p text:style-name="P30"><text:span text:style-name="T17"/></text:p>
      <text:p text:style-name="P32">N’hésitez pas à rajouter vos autres remarques, commentaires, petits mots d’amous ou coups de gueule au verso ou sur une autre page ou dans le mail si vous nous envoyez cette missive par voie électronique. <text:s text:c="2"/>Merci et à bientôt.</text:p>
      <text:p text:style-name="P25"/>
      <text:p text:style-name="P31">Banque ING - IBAN : BE52 6528 3497 8409 - BIC : BBRUBEBB </text:p>
      <text:p text:style-name="P31">Communication : AGFFDN2020 + <text:span text:style-name="T22">LES·</text:span>DEUX<text:span text:style-name="T22">·</text:span>MOTS</text:p>
      <text:p text:style-name="P14">À <text:span text:style-name="T20">envoyer à</text:span> Neutrinet <text:span text:style-name="T3">asbl</text:span>, 81 Avenue des Saisons, 1050 Ixelles, Belg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9T12:18:52.196364925</meta:creation-date>
    <dc:date>2020-04-11T08:16:19.845006551</dc:date>
    <meta:editing-duration>PT1H1M54S</meta:editing-duration>
    <meta:editing-cycles>13</meta:editing-cycles>
    <meta:generator>LibreOffice/5.2.7.2$Linux_X86_64 LibreOffice_project/20m0$Build-2</meta:generator>
    <meta:print-date>2020-03-29T12:48:41.232077068</meta:print-date>
    <dc:creator>Thierry Fenasse</dc:creator>
    <meta:document-statistic meta:table-count="5" meta:image-count="0" meta:object-count="0" meta:page-count="1" meta:paragraph-count="32" meta:word-count="407" meta:character-count="2311" meta:non-whitespace-character-count="1877"/>
  </office:meta>
</office:document-meta>
</file>